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F4000002EEEAA1D3B956E8006A.jpg" manifest:media-type="image/jpeg"/>
  <manifest:file-entry manifest:full-path="Pictures/10000000000002BC000001CC956075FD1AB6FCFC.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Quran" svg:font-family="'Amiri Qur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fo:text-align="justify"/>
      <style:text-properties fo:color="#ffffff" loext:opacity="100%" style:text-outline="false" style:font-name="Lucida Bright" fo:font-weight="bold" fo:background-color="#deb887" style:font-weight-asian="bold" style:font-weight-complex="bold">
        <loext:char-complex-color loext:theme-type="light1" loext:color-type="theme">
          <loext:transformation loext:type="lumoff" loext:value="0"/>
        </loext:char-complex-color>
      </style:text-properties>
    </style:style>
    <style:style style:name="P2" style:family="paragraph">
      <loext:graphic-properties draw:fill="none" draw:fill-color="#ffffff"/>
      <style:paragraph-properties fo:text-align="justify"/>
      <style:text-properties fo:color="#ffffff" loext:opacity="100%" style:text-outline="false" style:font-name="Lucida Bright" fo:font-weight="bold" fo:background-color="#deb887" style:font-weight-asian="bold" style:font-weight-complex="bold">
        <loext:char-complex-color loext:theme-type="light1" loext:color-type="theme">
          <loext:transformation loext:type="lumoff" loext:value="0"/>
        </loext:char-complex-color>
      </style:text-properties>
    </style:style>
    <style:style style:name="T1" style:family="text">
      <style:text-properties fo:color="#ffffff" loext:opacity="100%" style:text-outline="false" style:font-name="Lucida Bright" fo:font-weight="bold" fo:background-color="#deb887" style:font-weight-asian="bold" style:font-weight-complex="bold">
        <loext:char-complex-color loext:theme-type="light1" loext:color-type="theme">
          <loext:transformation loext:type="lumoff" loext:value="0"/>
        </loext:char-complex-color>
      </style:text-properties>
    </style:style>
    <style:style style:name="gr1" style:family="graphic">
      <style:graphic-properties draw:stroke="none" svg:stroke-color="#000000" draw:fill="none" draw:fill-color="#ffffff" fo:min-height="7.691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Marco de texto 1" draw:style-name="gr1" draw:text-style-name="P2" svg:width="11.298cm" svg:height="7.691cm" svg:x="2.815cm" svg:y="8.437cm"><draw:text-box><text:p text:style-name="P1"><text:span text:style-name="T1">Una licencia Creative Commons (CC) es una de varias licencias públicas de derechos de autor que permiten la distribución gratuita de una "obra" protegida por derechos de autor. Una licencia CC se utiliza cuando un autor quiere otorgar a otras personas el derecho de compartir, usar y desarrollar una obra que el autor ha creado. CC proporciona flexibilidad al autor (por ejemplo, puede optar por permitir sólo usos no comerciales de una obra determinada) y protege a las personas que usan o redistribuyen la obra de un autor de preocupaciones de infracción de derechos de autor, siempre y cuando cumplan con las condiciones que se establecen. especificado en la licencia mediante la cual el autor distribuye la obra.</text:spa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Quran" svg:font-family="'Amiri Qur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free-photo-of-praga-cinematografica" xlink:href="Pictures/10000000000001F4000002EEEAA1D3B956E8006A.jpg" xlink:type="simple" xlink:show="embed" xlink:actuate="onLoad"/>
    <draw:fill-image draw:name="van_5f_Gogh_5f_preview" draw:display-name="van_Gogh_preview" xlink:href="Pictures/10000000000002BC000001CC956075FD1AB6FCFC.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free-photo-of-praga-cinematografica" draw:fill-image-width="1cm" draw:fill-image-height="1cm" style:repeat="stretch" draw:fill-image-ref-point-x="0%" draw:fill-image-ref-point-y="0%" draw:fill-image-ref-point="center" draw:tile-repeat-offset="0% vertical" style:footnote-max-height="0cm" loext:margin-gutter="0cm">
        <style:background-image xlink:href="Pictures/10000000000001F4000002EEEAA1D3B956E8006A.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free-photo-of-praga-cinematografica" draw:fill-image-width="1cm" draw:fill-image-height="1cm"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7:11:03.745000000</meta:creation-date>
    <dc:date>2024-11-15T19:42:18.634000000</dc:date>
    <meta:editing-duration>PT23M56S</meta:editing-duration>
    <meta:editing-cycles>2</meta:editing-cycles>
    <meta:generator>LibreOffice/7.6.2.1$Windows_X86_64 LibreOffice_project/56f7684011345957bbf33a7ee678afaf4d2ba333</meta:generator>
    <meta:document-statistic meta:table-count="0" meta:image-count="0" meta:object-count="0" meta:page-count="1" meta:paragraph-count="0" meta:word-count="0" meta:character-count="0" meta:non-whitespace-character-count="0"/>
  </office:meta>
</office:document-meta>
</file>